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051cm" draw:marker-start="Arrow" draw:marker-start-width="0.381cm" draw:marker-end="" draw:marker-end-width="0.376cm" draw:textarea-horizontal-align="center" draw:textarea-vertical-align="middle" fo:padding-top="0.15cm" fo:padding-bottom="0.15cm" fo:padding-left="0.275cm" fo:padding-right="0.275cm"/>
    </style:style>
    <style:style style:name="gr3" style:family="graphic" style:parent-style-name="objectwithoutfill">
      <style:graphic-properties svg:stroke-width="0.051cm" svg:stroke-color="#000080" draw:marker-start-width="0.276cm" draw:marker-end-width="0.276cm" draw:fill="none"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objectwithoutfill">
      <style:graphic-properties draw:stroke="dash" draw:stroke-dash="Dashed_20__28_var_29_" svg:stroke-width="0.051cm" svg:stroke-color="#000080" draw:marker-start-width="0.276cm" draw:marker-end-width="0.276cm" draw:fill="none" draw:textarea-horizontal-align="center" draw:textarea-vertical-align="middle" fo:padding-top="0.15cm" fo:padding-bottom="0.15cm" fo:padding-left="0.275cm" fo:padding-right="0.275cm"/>
    </style:style>
    <style:style style:name="gr6" style:family="graphic" style:parent-style-name="objectwithoutfill">
      <style:graphic-properties svg:stroke-width="0.051cm" svg:stroke-color="#808080" draw:marker-start-width="0.276cm" draw:marker-end="Arrow" draw:marker-end-width="0.376cm" draw:fill="none" draw:textarea-horizontal-align="center" draw:textarea-vertical-align="middle" fo:padding-top="0.15cm" fo:padding-bottom="0.15cm" fo:padding-left="0.275cm" fo:padding-right="0.275cm"/>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text-properties fo:font-style="italic" style:font-style-asian="italic" style:font-style-complex="italic"/>
    </style:style>
    <style:style style:name="P2" style:family="paragraph">
      <style:text-properties fo:font-size="14pt" fo:font-style="italic" style:font-size-asian="14pt" style:font-style-asian="italic" style:font-size-complex="14pt" style:font-style-complex="italic"/>
    </style:style>
    <style:style style:name="P3" style:family="paragraph">
      <style:text-properties style:use-window-font-color="true" fo:font-size="14pt" fo:font-style="italic" style:font-size-asian="14pt" style:font-style-asian="italic" style:font-size-complex="14pt" style:font-style-complex="italic"/>
    </style:style>
    <style:style style:name="P4" style:family="paragraph">
      <style:paragraph-properties fo:text-align="center"/>
    </style:style>
    <style:style style:name="P5" style:family="paragraph">
      <style:text-properties fo:font-style="normal" fo:font-weight="normal" style:font-style-asian="normal" style:font-weight-asian="normal" style:font-style-complex="normal" style:font-weight-complex="normal"/>
    </style:style>
    <style:style style:name="P6" style:family="paragraph">
      <style:text-properties style:use-window-font-color="true" fo:font-size="14pt" fo:font-style="normal" fo:font-weight="normal" style:font-size-asian="14pt" style:font-style-asian="normal" style:font-weight-asian="normal" style:font-size-complex="14pt" style:font-style-complex="normal" style:font-weight-complex="normal"/>
    </style:style>
    <style:style style:name="P7" style:family="paragraph">
      <style:text-properties fo:font-style="normal" style:font-style-asian="normal" style:font-style-complex="normal"/>
    </style:style>
    <style:style style:name="P8" style:family="paragraph">
      <style:text-properties style:use-window-font-color="true" fo:font-size="14pt" fo:font-style="normal" style:font-size-asian="14pt" style:font-style-asian="normal" style:font-size-complex="14pt" style:font-style-complex="normal"/>
    </style:style>
    <style:style style:name="T1" style:family="text">
      <style:text-properties fo:font-size="14pt" fo:font-style="italic" style:font-size-asian="14pt" style:font-style-asian="italic" style:font-size-complex="14pt" style:font-style-complex="italic"/>
    </style:style>
    <style:style style:name="T2" style:family="text">
      <style:text-properties style:use-window-font-color="true" fo:font-size="14pt" fo:font-style="italic" style:font-size-asian="14pt" style:font-style-asian="italic" style:font-size-complex="14pt" style:font-style-complex="italic"/>
    </style:style>
    <style:style style:name="T3" style:family="text">
      <style:text-properties style:use-window-font-color="true"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style:use-window-font-color="true" fo:font-size="14pt" fo:font-style="normal" style:font-size-asian="14pt" style:font-style-asian="normal" style:font-size-complex="1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322cm" svg:height="0.806cm" draw:transform="rotate (1.5707963267949) translate (3.34cm 4.885cm)">
          <draw:text-box>
            <text:p text:style-name="P1"><text:span text:style-name="T1">Q (m³/s)</text:span></text:p>
          </draw:text-box>
        </draw:frame>
        <draw:frame draw:style-name="gr1" draw:text-style-name="P3" draw:layer="layout" svg:width="1.594cm" svg:height="0.806cm" svg:x="9.402cm" svg:y="8.449cm">
          <draw:text-box>
            <text:p><text:span text:style-name="T2">Time</text:span></text:p>
          </draw:text-box>
        </draw:frame>
        <draw:line draw:style-name="gr2" draw:text-style-name="P4" draw:layer="layout" svg:x1="16.076cm" svg:y1="8.307cm" svg:x2="4.646cm" svg:y2="8.307cm">
          <text:p/>
        </draw:line>
        <draw:polyline draw:style-name="gr3" draw:text-style-name="P4" draw:layer="layout" svg:width="10.468cm" svg:height="4.766cm" draw:transform="skewX (-3.1381343923151E-017) rotate (0.434237917896189) translate (4.10996636692135cm 5.72115808865655cm)" svg:viewBox="0 0 10469 4767" draw:points="0,1274 390,1345 667,1283 943,1054 1742,357 1609,753 1986,266 1739,1203 2399,0 1985,1402 2290,967 2278,1504 2388,1741 2520,2041 2799,2356 3051,2540 3331,2670 3665,2792 3925,2777 3930,2915 4327,2607 4331,2965 4603,2853 4950,2285 4776,2883 5487,2043 5437,2443 5414,2823 5472,2951 6033,2109 6728,719 6320,1819 6228,2420 6178,2821 6245,3004 6315,3291 6436,3398 6761,3243 6665,3488 6765,3822 6889,4066 6994,4166 7320,4453 7683,4655 7972,4654 8107,4767 8435,4461 8377,4587 8969,3895 8682,4660 9390,3497 9183,3943 9137,4227 9142,4620 9166,4749 9501,4430 10064,3691 10469,2962 10178,3810 10073,4441 10053,4737">
          <text:p/>
        </draw:polyline>
        <draw:line draw:style-name="gr4" draw:text-style-name="P4" draw:layer="layout" svg:x1="4.646cm" svg:y1="8.32cm" svg:x2="4.646cm" svg:y2="2.605cm">
          <text:p/>
        </draw:line>
        <draw:polyline draw:style-name="gr5" draw:text-style-name="P4" draw:layer="layout" svg:width="10.485cm" svg:height="2.021cm" draw:transform="rotate (0.209090444388921) translate (4.57101630123171cm 6.52362293387813cm)" svg:viewBox="0 0 10486 2022" draw:points="0,361 686,417 1118,305 1338,173 1338,173 1612,0 1862,5 2140,174 2465,573 2908,857 3413,995 4195,1161 4745,1168 5406,1088 5891,876 6312,823 6608,981 6947,1241 7430,1706 8145,1968 8699,2022 9298,1945 9864,1798 10273,1649 10486,1679">
          <text:p/>
        </draw:polyline>
        <draw:frame draw:style-name="gr1" draw:text-style-name="P6" draw:layer="layout" svg:width="3.508cm" svg:height="1.361cm" svg:x="5.789cm" svg:y="3.14cm">
          <draw:text-box>
            <text:p text:style-name="P5"><text:span text:style-name="T3">Upper turning</text:span></text:p>
            <text:p text:style-name="P5"><text:span text:style-name="T3">points</text:span></text:p>
          </draw:text-box>
        </draw:frame>
        <draw:line draw:style-name="gr6" draw:text-style-name="P4" draw:layer="layout" svg:x1="7.793cm" svg:y1="4.046cm" svg:x2="6.286cm" svg:y2="6.142cm">
          <text:p/>
        </draw:line>
        <draw:line draw:style-name="gr6" draw:text-style-name="P4" draw:layer="layout" svg:x1="7.994cm" svg:y1="4.045cm" svg:x2="10.793cm" svg:y2="5.989cm">
          <text:p/>
        </draw:line>
        <draw:line draw:style-name="gr6" draw:text-style-name="P4" draw:layer="layout" svg:x1="10.263cm" svg:y1="7.576cm" svg:x2="8.587cm" svg:y2="6.817cm">
          <text:p/>
        </draw:line>
        <draw:line draw:style-name="gr6" draw:text-style-name="P4" draw:layer="layout" svg:x1="11.445cm" svg:y1="7.556cm" svg:x2="12.945cm" svg:y2="6.774cm">
          <text:p/>
        </draw:line>
        <draw:frame draw:style-name="gr1" draw:text-style-name="P8" draw:layer="layout" svg:width="4.972cm" svg:height="0.806cm" svg:x="8.089cm" svg:y="7.44cm">
          <draw:text-box>
            <text:p text:style-name="P7"><text:span text:style-name="T4">Lower turning points</text:span></text:p>
          </draw:text-box>
        </draw:frame>
        <draw:polyline draw:style-name="gr3" draw:text-style-name="P4" draw:layer="layout" svg:width="0.963cm" svg:height="0.597cm" draw:transform="rotate (0.82170101183893) translate (10.095cm 2.505cm)" svg:viewBox="0 0 964 598" draw:points="0,0 546,0 484,551 964,598">
          <text:p/>
        </draw:polyline>
        <draw:polyline draw:style-name="gr5" draw:text-style-name="P4" draw:layer="layout" svg:width="0.963cm" svg:height="0.597cm" draw:transform="rotate (0.82170101183893) translate (10.094cm 3.105cm)" svg:viewBox="0 0 964 598" draw:points="0,0 546,0 484,551 964,598">
          <text:p/>
        </draw:polyline>
        <draw:frame draw:style-name="gr1" draw:text-style-name="P3" draw:layer="layout" svg:width="3.846cm" svg:height="0.806cm" svg:x="11.365cm" svg:y="1.899cm">
          <draw:text-box>
            <text:p><text:span text:style-name="T2">Total discharge</text:span></text:p>
          </draw:text-box>
        </draw:frame>
        <draw:frame draw:style-name="gr1" draw:text-style-name="P3" draw:layer="layout" svg:width="5.248cm" svg:height="0.806cm" svg:x="11.365cm" svg:y="2.499cm">
          <draw:text-box>
            <text:p><text:span text:style-name="T2">Base flow component</text:span></text:p>
          </draw:text-box>
        </draw:frame>
        <draw:line draw:style-name="gr7" draw:text-style-name="P4" draw:layer="layout" svg:x1="4.32cm" svg:y1="7.68cm" svg:x2="4.638cm" svg:y2="7.686cm">
          <text:p/>
        </draw:line>
        <draw:line draw:style-name="gr7" draw:text-style-name="P4" draw:layer="layout" svg:x1="4.319cm" svg:y1="7.024cm" svg:x2="4.637cm" svg:y2="7.03cm">
          <text:p/>
        </draw:line>
        <draw:line draw:style-name="gr7" draw:text-style-name="P4" draw:layer="layout" svg:x1="4.318cm" svg:y1="6.398cm" svg:x2="4.636cm" svg:y2="6.404cm">
          <text:p/>
        </draw:line>
        <draw:line draw:style-name="gr7" draw:text-style-name="P4" draw:layer="layout" svg:x1="4.317cm" svg:y1="5.797cm" svg:x2="4.635cm" svg:y2="5.803cm">
          <text:p/>
        </draw:line>
        <draw:frame draw:style-name="gr1" draw:text-style-name="P3" draw:layer="layout" svg:width="1.052cm" svg:height="0.806cm" svg:x="3.405cm" svg:y="7.284cm">
          <draw:text-box>
            <text:p><text:span text:style-name="T2">10</text:span></text:p>
          </draw:text-box>
        </draw:frame>
        <draw:frame draw:style-name="gr1" draw:text-style-name="P3" draw:layer="layout" svg:width="1.052cm" svg:height="0.806cm" svg:x="3.405cm" svg:y="6.584cm">
          <draw:text-box>
            <text:p><text:span text:style-name="T2">20</text:span></text:p>
          </draw:text-box>
        </draw:frame>
        <draw:frame draw:style-name="gr1" draw:text-style-name="P3" draw:layer="layout" svg:width="1.052cm" svg:height="0.806cm" svg:x="3.405cm" svg:y="5.984cm">
          <draw:text-box>
            <text:p><text:span text:style-name="T2">30</text:span></text:p>
          </draw:text-box>
        </draw:frame>
        <draw:frame draw:style-name="gr1" draw:text-style-name="P3" draw:layer="layout" svg:width="1.052cm" svg:height="0.806cm" svg:x="3.405cm" svg:y="5.384cm">
          <draw:text-box>
            <text:p><text:span text:style-name="T2">4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Kneis</meta:initial-creator>
    <meta:creation-date>2010-12-22T17:27:34</meta:creation-date>
    <meta:generator>LibreOffice/3.5$Linux_x86 LibreOffice_project/350m1$Build-2</meta:generator>
    <dc:date>2013-07-26T10:10:01</dc:date>
    <dc:creator>unspecified </dc:creator>
    <meta:editing-duration>PT1H27M8S</meta:editing-duration>
    <meta:editing-cycles>8</meta:editing-cycles>
    <meta:document-statistic meta:object-count="24"/>
  </office:meta>
</office:document-meta>
</file>